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76142e"/>
    </style:style>
    <style:style style:name="P2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6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8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0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2" style:family="paragraph" style:parent-style-name="Heading">
      <style:text-properties officeooo:rsid="018ecf01" officeooo:paragraph-rsid="01907424"/>
    </style:style>
    <style:style style:name="P33" style:family="paragraph" style:parent-style-name="Paragraph">
      <style:text-properties style:font-name="Calibri" fo:font-size="11pt" officeooo:rsid="01a0fdf5" officeooo:paragraph-rsid="01a3d224" style:font-size-asian="11pt" style:font-size-complex="11pt"/>
    </style:style>
    <style:style style:name="P34" style:family="paragraph" style:parent-style-name="Paragraph">
      <style:text-properties officeooo:rsid="01a18aa3" officeooo:paragraph-rsid="01a18aa3"/>
    </style:style>
    <style:style style:name="P35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64072" style:font-size-asian="11pt" style:font-size-complex="11pt"/>
    </style:style>
    <style:style style:name="P36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a64072" style:font-size-asian="11pt" style:font-size-complex="11pt"/>
    </style:style>
    <style:style style:name="P37" style:family="paragraph" style:parent-style-name="Table_20_Contents">
      <style:text-properties style:font-name="Calibri" fo:font-size="11pt" officeooo:rsid="0164900f" officeooo:paragraph-rsid="01a64072" style:font-size-asian="11pt" style:font-size-complex="11pt"/>
    </style:style>
    <style:style style:name="P38" style:family="paragraph" style:parent-style-name="Table_20_Contents">
      <style:paragraph-properties fo:text-align="justify" style:justify-single-word="false"/>
      <style:text-properties style:font-name="Calibri" fo:font-size="11pt" officeooo:rsid="013d46b1" officeooo:paragraph-rsid="01a64072" style:font-size-asian="11pt" style:font-size-complex="11pt"/>
    </style:style>
    <style:style style:name="P39" style:family="paragraph" style:parent-style-name="Table_20_Contents">
      <style:text-properties style:font-name="Calibri" fo:font-size="11pt" officeooo:rsid="013d46b1" officeooo:paragraph-rsid="01a64072" style:font-size-asian="11pt" style:font-size-complex="11pt"/>
    </style:style>
    <style:style style:name="P40" style:family="paragraph" style:parent-style-name="Table_20_Contents">
      <style:text-properties style:font-name="Calibri" fo:font-size="11pt" officeooo:rsid="016722c9" officeooo:paragraph-rsid="01a64072" style:font-size-asian="11pt" style:font-size-complex="11pt"/>
    </style:style>
    <style:style style:name="P41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64072" style:font-size-asian="11pt" style:font-size-complex="11pt"/>
    </style:style>
    <style:style style:name="P42" style:family="paragraph" style:parent-style-name="Table_20_Contents">
      <style:text-properties style:font-name="Calibri" fo:font-size="11pt" officeooo:rsid="000ca0c9" officeooo:paragraph-rsid="01a64072" style:font-size-asian="11pt" style:font-size-complex="11pt"/>
    </style:style>
    <style:style style:name="P43" style:family="paragraph" style:parent-style-name="Table_20_Contents">
      <style:text-properties style:font-name="Calibri" fo:font-size="11pt" officeooo:rsid="015c5cdd" officeooo:paragraph-rsid="01a64072" style:font-size-asian="11pt" style:font-size-complex="11pt"/>
    </style:style>
    <style:style style:name="P44" style:family="paragraph" style:parent-style-name="Table_20_Contents">
      <style:text-properties style:font-name="Calibri" fo:font-size="11pt" officeooo:rsid="000bac1b" officeooo:paragraph-rsid="01a64072" style:font-size-asian="11pt" style:font-size-complex="11pt"/>
    </style:style>
    <style:style style:name="P45" style:family="paragraph" style:parent-style-name="Table_20_Contents">
      <style:text-properties style:font-name="Calibri" fo:font-size="11pt" officeooo:rsid="011ebdd9" officeooo:paragraph-rsid="01a64072" style:font-size-asian="11pt" style:font-size-complex="11pt"/>
    </style:style>
    <style:style style:name="P46" style:family="paragraph" style:parent-style-name="Table_20_Contents">
      <style:text-properties style:font-name="Calibri" fo:font-size="11pt" officeooo:paragraph-rsid="01a64072" style:font-size-asian="11pt" style:font-size-complex="11pt"/>
    </style:style>
    <style:style style:name="P47" style:family="paragraph" style:parent-style-name="Paragraph" style:list-style-name="L1">
      <style:text-properties officeooo:paragraph-rsid="01a18aa3"/>
    </style:style>
    <style:style style:name="P48" style:family="paragraph" style:parent-style-name="Paragraph" style:list-style-name="L1">
      <style:text-properties officeooo:rsid="01a18aa3" officeooo:paragraph-rsid="01a18aa3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style:font-name="Calibri1" fo:font-size="11pt" fo:language="en" fo:country="NZ" officeooo:rsid="01a0fdf5" style:font-size-asian="11pt" style:font-size-complex="11pt"/>
    </style:style>
    <style:style style:name="T10" style:family="text">
      <style:text-properties style:font-name="Calibri1" fo:language="en" fo:country="NZ"/>
    </style:style>
    <style:style style:name="T11" style:family="text">
      <style:text-properties officeooo:rsid="019f94a7"/>
    </style:style>
    <style:style style:name="T12" style:family="text">
      <style:text-properties officeooo:rsid="01a18aa3"/>
    </style:style>
    <style:style style:name="T13" style:family="text">
      <style:text-properties officeooo:rsid="016c3a88"/>
    </style:style>
    <style:style style:name="T14" style:family="text">
      <style:text-properties officeooo:rsid="016205aa"/>
    </style:style>
    <style:style style:name="T15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3"><text:text-input text:description="">{% if matter and matter['matterId'] %}</text:text-input></text:p>
            <text:p text:style-name="P21">ID: <text:span text:style-name="T8"><text:text-input text:description="">{{ matter['matterId'] }}</text:text-input></text:span><text:text-input text:description="">{% endif %}</text:text-input></text:p>
            <text:p text:style-name="P22"><text:text-input text:description="">{% if status and status.mode %}</text:text-input></text:p>
            <text:p text:style-name="P2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4"/>
      <text:p text:style-name="P24"/>
      <text:h text:style-name="P32" text:outline-level="1"><text:span text:style-name="T11">Mortage Discharge: </text:span><text:span text:style-name="T11"><text:text-input text:description="">{{ ownerNames|join_and }}</text:text-input></text:span><text:span text:style-name="T11"> - </text:span><text:span text:style-name="T11"><text:text-input text:description="">{{ matter.assets|join_and('address') }}</text:text-input></text:span><text:span text:style-name="T11"> </text:span><text:span text:style-name="T11"><text:text-input text:description="">{% if matter.assets|length == 1 %}</text:text-input></text:span><text:span text:style-name="T11"> ("the Property”) </text:span><text:span text:style-name="T11"><text:text-input text:description="">{% else %}</text:text-input></text:span><text:span text:style-name="T11"> (“the Properties”) </text:span><text:span text:style-name="T11"><text:text-input text:description="">{% endif %}</text:text-input></text:span></text:h>
      <text:p text:style-name="P33">We act for <text:span text:style-name="T11"><text:text-input text:description="">{{ ownerNames|join_and }}</text:text-input></text:span>, the registered <text:text-input text:description="">{% if ownerNames|length == 1 %}</text:text-input>proprietor<text:span text:style-name="T11"><text:text-input text:description="">{% else %}</text:text-input></text:span>proprietors<text:span text:style-name="T11"><text:text-input text:description="">{% endif %}</text:text-input></text:span> of the Property. <text:s/>Our <text:text-input text:description="">{%if matter.matterType == 'refinancing' %}</text:text-input><text:text-input text:description="">{% if ownerNames|length == 1 %}</text:text-input>client is <text:span text:style-name="T11"><text:text-input text:description="">{% else %}</text:text-input></text:span>clients are <text:span text:style-name="T11"><text:text-input text:description="">{% endif %}</text:text-input></text:span>refinancing <text:span text:style-name="T11"><text:text-input text:description="">{% else %}</text:text-input></text:span><text:span text:style-name="T11"> </text:span><text:text-input text:description="">{% if ownerNames|length == 1 %}</text:text-input>client has <text:span text:style-name="T11"><text:text-input text:description="">{% else %}</text:text-input></text:span>clients have <text:span text:style-name="T11"><text:text-input text:description="">{% endif %}</text:text-input></text:span>entered into an agreement to sell<text:span text:style-name="T11"><text:text-input text:description="">{% endif %}</text:text-input></text:span><text:span text:style-name="T11"><text:text-input text:description="">{% if matter.assets|length == 1 %}</text:text-input></text:span><text:span text:style-name="T11"> the Property</text:span><text:span text:style-name="T11"><text:text-input text:description="">{% else %}</text:text-input></text:span><text:span text:style-name="T11"> the Properties</text:span><text:span text:style-name="T11"><text:text-input text:description="">{% endif %}</text:text-input></text:span><text:span text:style-name="T11">, </text:span>with settlement scheduled to take place on <text:span text:style-name="T10"><text:text-input text:description="">{{ settlementDate }}</text:text-input></text:span><text:span text:style-name="T10">.</text:span></text:p>
      <text:p text:style-name="P34">We attach unique identifier <text:text-input text:description="">{{ identifierNumber }}</text:text-input>, <text:text-input text:description="">{{ registryLocation }}</text:text-input> registry, for the Property. Please forward to us, prior to the settlement date, the following: </text:p>
      <text:list xml:id="list5613828494792086684" text:style-name="L1">
        <text:list-item>
          <text:p text:style-name="P47"><text:soft-page-break/><text:span text:style-name="T12">Discharge of mortgage instrument </text:span><text:span text:style-name="T12"><text:text-input text:description="">{{ matter.mortgageInstrumentNumber }}</text:text-input></text:span><text:span text:style-name="T12">.</text:span></text:p>
        </text:list-item>
        <text:list-item>
          <text:p text:style-name="P48">A statement of all amounts owing as at <text:span text:style-name="T9"><text:text-input text:description="">{{ settlementDate }}</text:text-input></text:span> and the repayment amount required as consideration for your agreement to discharge the mortgage.</text:p>
        </text:list-item>
      </text:list>
      <text:p text:style-name="P34">We undertake not to release the discharge of mortgage instrument until we are in a position to repay, in full, the amount you require to have the mortgage discharged. <text:s/>We further undertake to keep your interests protected at all times pending such repayment. </text:p>
      <text:p text:style-name="P34"/>
      <table:table table:name="Table2" table:style-name="Table2">
        <table:table-column table:style-name="Table2.A"/>
        <table:table-row>
          <table:table-cell table:style-name="Table2.A1" office:value-type="string">
            <text:p text:style-name="P31">Yours <text:text-input text:description="">{{ valediction }}</text:text-input></text:p>
            <text:p text:style-name="P30">Evolution Lawyers</text:p>
            <text:p text:style-name="P25"/>
            <text:p text:style-name="P25"/>
            <text:p text:style-name="P25"/>
            <text:p text:style-name="P26"/>
            <text:p text:style-name="P25"><text:text-input text:description="">{% if sender %}</text:text-input></text:p>
            <text:p text:style-name="P27"><text:text-input text:description="">{{ sender }}</text:text-input></text:p>
            <text:p text:style-name="P27"><text:text-input text:description="">{{ mappings.sender[sender].title }}</text:text-input></text:p>
            <text:p text:style-name="P27"><text:text-input text:description="">{{ mappings.sender[sender].phone }}</text:text-input></text:p>
            <text:p text:style-name="P28"><text:text-input text:description="">{{ mappings.sender[sender].email }}</text:text-input></text:p>
            <text:p text:style-name="P29"><text:text-input text:description="">{% endif %}</text:text-input></text:p>
          </table:table-cell>
        </table:table-row>
      </table:table>
      <text:p text:style-name="P38"><text:span text:style-name="T13"><text:text-input text:description="">{% if copyTo %}</text:text-input></text:span></text:p>
      <text:p text:style-name="P35"/>
      <text:p text:style-name="P35"/>
      <text:p text:style-name="P39"><text:text-input text:description="">{% for copy in copyTo %}</text:text-input></text:p>
      <text:p text:style-name="P40"><text:text-input text:description="">{% if loop.index == 1 %}</text:text-input></text:p>
      <text:p text:style-name="P42">Copy To:<text:tab/><text:span text:style-name="T14"><text:text-input text:description="">{{ copy.name }}</text:text-input></text:span></text:p>
      <text:p text:style-name="P37"><text:text-input text:description="">{% else %}</text:text-input></text:p>
      <text:p text:style-name="P37"><text:tab/><text:tab/><text:span text:style-name="T14"><text:text-input text:description="">{{ copy.name }}</text:text-input></text:span></text:p>
      <text:p text:style-name="P37"><text:text-input text:description="">{% endif %}</text:text-input></text:p>
      <text:p text:style-name="P39"><text:tab/><text:tab/><text:span text:style-name="T15"><text:text-input text:description="">{% if copy.email %}</text:text-input></text:span></text:p>
      <text:p text:style-name="P39"><text:tab/><text:tab/><text:span text:style-name="T15"><text:text-input text:description="">{{ copy.email }}</text:text-input></text:span></text:p>
      <text:p text:style-name="P37"><text:tab/><text:tab/><text:text-input text:description="">{% endif %}</text:text-input></text:p>
      <text:p text:style-name="P39"><text:tab/><text:tab/><text:text-input text:description="">{% if copy['address'] %}</text:text-input></text:p>
      <text:p text:style-name="P39"><text:tab/><text:tab/><text:text-input text:description="">{% if copy['address']['street'] %}</text:text-input></text:p>
      <text:p text:style-name="P39"><text:tab/><text:tab/><text:text-input text:description="">{{ copy.address.street }}</text:text-input></text:p>
      <text:p text:style-name="P46"><text:tab/><text:tab/><text:text-input text:description="">{% endif %}</text:text-input></text:p>
      <text:p text:style-name="P43"><text:tab/><text:tab/><text:text-input text:description="">{% if copy.address.suburb and copy.address.postcode%}</text:text-input></text:p>
      <text:p text:style-name="P44"><text:tab/><text:tab/><text:text-input text:description="">{{ copy.address.suburb }}</text:text-input>, <text:text-input text:description="">{{ copy.address.postcode }}</text:text-input></text:p>
      <text:p text:style-name="P44"><text:tab/><text:tab/><text:text-input text:description="">{% elif copy.address.suburb %}</text:text-input></text:p>
      <text:p text:style-name="P44"><text:tab/><text:tab/><text:text-input text:description="">{{ copy.address.suburb }}</text:text-input></text:p>
      <text:p text:style-name="P44"><text:tab/><text:tab/><text:text-input text:description="">{% elif copy.address.postcode %}</text:text-input></text:p>
      <text:p text:style-name="P44"><text:tab/><text:tab/><text:text-input text:description="">{{ copy.address.postcode }}</text:text-input></text:p>
      <text:p text:style-name="P44"><text:tab/><text:tab/><text:text-input text:description="">{% endif %}</text:text-input></text:p>
      <text:p text:style-name="P45"><text:tab/><text:tab/><text:text-input text:description="">{% if copy.address.city %}</text:text-input></text:p>
      <text:p text:style-name="P45"><text:tab/><text:tab/><text:text-input text:description="">{{ copy.address.city }}</text:text-input></text:p>
      <text:p text:style-name="P44"><text:tab/><text:tab/><text:text-input text:description="">{% endif %}</text:text-input></text:p>
      <text:p text:style-name="P44"><text:tab/><text:tab/><text:text-input text:description="">{% if copy.address.country %}</text:text-input></text:p>
      <text:p text:style-name="P44"><text:tab/><text:tab/><text:text-input text:description="">{{ copy.address.country }}</text:text-input></text:p>
      <text:p text:style-name="P44"><text:tab/><text:tab/><text:text-input text:description="">{% endif %}</text:text-input></text:p>
      <text:p text:style-name="P44"><text:soft-page-break/><text:tab/><text:tab/><text:text-input text:description="">{% endif %}</text:text-input></text:p>
      <text:p text:style-name="P44"/>
      <text:p text:style-name="P41"><text:text-input text:description="">{% endfor %}</text:text-input></text:p>
      <text:p text:style-name="P36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9T09:19:07.425989000</dc:date>
    <meta:editing-duration>P3DT3H32M52S</meta:editing-duration>
    <meta:editing-cycles>394</meta:editing-cycles>
    <meta:generator>LibreOffice/5.0.4.2$MacOSX_X86_64 LibreOffice_project/2b9802c1994aa0b7dc6079e128979269cf95bc78</meta:generator>
    <meta:document-statistic meta:table-count="2" meta:image-count="2" meta:object-count="0" meta:page-count="3" meta:paragraph-count="81" meta:word-count="819" meta:character-count="4003" meta:non-whitespace-character-count="3490"/>
  </office:meta>
</office:document-meta>
</file>